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cf1f" officeooo:paragraph-rsid="0015cf1f"/>
    </style:style>
    <style:style style:name="P2" style:family="paragraph" style:parent-style-name="Standard">
      <style:paragraph-properties fo:text-align="end" style:justify-single-word="false"/>
      <style:text-properties officeooo:rsid="00241e18" officeooo:paragraph-rsid="00241e18"/>
    </style:style>
    <style:style style:name="P3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4" style:family="paragraph" style:parent-style-name="Standard">
      <style:paragraph-properties fo:text-align="end" style:justify-single-word="false"/>
      <style:text-properties officeooo:rsid="003ca394" officeooo:paragraph-rsid="003ca394"/>
    </style:style>
    <style:style style:name="P5" style:family="paragraph" style:parent-style-name="Standard">
      <style:paragraph-properties fo:text-align="start" style:justify-single-word="false"/>
      <style:text-properties officeooo:rsid="003ed98a" officeooo:paragraph-rsid="003ed98a"/>
    </style:style>
    <style:style style:name="P6" style:family="paragraph" style:parent-style-name="Text_20_body">
      <style:text-properties style:font-name="0" fo:font-size="12pt" fo:font-style="normal" fo:font-weight="normal" officeooo:rsid="0020f767" officeooo:paragraph-rsid="001c5c25" style:font-size-asian="12pt" style:font-style-asian="normal" style:font-weight-asian="normal"/>
    </style:style>
    <style:style style:name="P7" style:family="paragraph" style:parent-style-name="Standard">
      <style:paragraph-properties fo:text-align="start" style:justify-single-word="false"/>
      <style:text-properties officeooo:rsid="003ca394" officeooo:paragraph-rsid="003ca394"/>
    </style:style>
    <style:style style:name="P8" style:family="paragraph" style:parent-style-name="Standard">
      <style:paragraph-properties fo:text-align="start" style:justify-single-word="false"/>
      <style:text-properties officeooo:rsid="00407961" officeooo:paragraph-rsid="00407961"/>
    </style:style>
    <style:style style:name="P9" style:family="paragraph" style:parent-style-name="Text_20_body" style:list-style-name="L1" style:master-page-name="">
      <loext:graphic-properties draw:fill="none"/>
      <style:paragraph-properties fo:margin-top="0in" fo:margin-bottom="0.0972in" loext:contextual-spacing="false" fo:line-height="115%" style:page-number="auto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0" style:family="paragraph" style:parent-style-name="Text_20_body" style:list-style-name="L1">
      <loext:graphic-properties draw:fill="none"/>
      <style:paragraph-properties fo:margin-top="0in" fo:margin-bottom="0.0972in" loext:contextual-spacing="false" fo:line-height="115%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style:page-number="auto" fo:background-color="transparent"/>
      <style:text-properties style:font-name="0" fo:font-size="12pt" fo:font-style="normal" fo:font-weight="normal" officeooo:rsid="0042dffe" officeooo:paragraph-rsid="0042dffe" style:font-size-asian="12pt" style:font-style-asian="normal" style:font-weight-asian="normal" style:font-weight-complex="normal"/>
    </style:style>
    <style:style style:name="P12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2dffe" officeooo:paragraph-rsid="0042dffe" style:font-size-asian="12pt" style:font-style-asian="normal" style:font-weight-asian="normal" style:font-weight-complex="normal"/>
    </style:style>
    <style:style style:name="P13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normal" officeooo:rsid="0044ab1f" officeooo:paragraph-rsid="0044ab1f" style:font-size-asian="12pt" style:font-style-asian="normal" style:font-weight-asian="normal" style:font-weight-complex="normal"/>
    </style:style>
    <style:style style:name="P14" style:family="paragraph" style:parent-style-name="Text_20_body">
      <loext:graphic-properties draw:fill="none"/>
      <style:paragraph-properties fo:margin-left="0.5in" fo:margin-right="0in" fo:margin-top="0in" fo:margin-bottom="0.0972in" loext:contextual-spacing="false" fo:line-height="115%" fo:text-indent="0in" style:auto-text-indent="false" fo:background-color="transparent"/>
      <style:text-properties style:font-name="0" fo:font-size="12pt" fo:font-style="normal" fo:font-weight="bold" officeooo:rsid="003dc3c2" officeooo:paragraph-rsid="003dc3c2" style:font-size-asian="12pt" style:font-style-asian="normal" style:font-weight-asian="bold" style:font-weight-complex="bold"/>
    </style:style>
    <style:style style:name="T1" style:family="text">
      <style:text-properties officeooo:rsid="003e17ba"/>
    </style:style>
    <style:style style:name="T2" style:family="text">
      <style:text-properties officeooo:rsid="0042dffe"/>
    </style:style>
    <style:style style:name="T3" style:family="text">
      <style:text-properties officeooo:rsid="0043d0c0"/>
    </style:style>
    <style:style style:name="T4" style:family="text">
      <style:text-properties officeooo:rsid="0044ab1f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vid Rich</text:p>
      <text:p text:style-name="P2">Research Methods</text:p>
      <text:p text:style-name="P4">Seminar <text:span text:style-name="T1">Review #1</text:span></text:p>
      <text:p text:style-name="P3"/>
      <text:p text:style-name="P3">Jess Henning</text:p>
      <text:p text:style-name="P8">Thesis Defense: <text:span text:style-name="T2">Mass Spec Ground Truth Data and JS-MS</text:span></text:p>
      <text:p text:style-name="P5">9/9/2019</text:p>
      <text:p text:style-name="Horizontal_20_Line"/>
      <text:p text:style-name="P6"/>
      <text:list xml:id="list890492829" text:style-name="L1">
        <text:list-item>
          <text:p text:style-name="P9"><text:s text:c="2"/>Presentation Style</text:p>
        </text:list-item>
      </text:list>
      <text:p text:style-name="P11">I thought her presentation style was very good. <text:s/>I wished she had gone more into the background on Mass Spectrometry. <text:s/>The explanation of the JS-MS software was also well done and the videos were helpful, though could have been more thorough (maybe if she had opened the software herself and <text:span text:style-name="T4">ran a quick tutorial of it</text:span>). <text:s/><text:span text:style-name="T4">The motivation behind establishing ground truth data was also well done.</text:span></text:p>
      <text:p text:style-name="P12"/>
      <text:list xml:id="list10350002610348" text:continue-numbering="true" text:style-name="L1">
        <text:list-item>
          <text:p text:style-name="P10"><text:s text:c="2"/>Intellectual Merit</text:p>
        </text:list-item>
      </text:list>
      <text:p text:style-name="P11">The JS-MS’<text:span text:style-name="T3">s intellectual merit seems linked to its utility. <text:s/>It appears much more user-friendly than previous methods for labeling mass spec data. <text:s/>Perhaps she could’ve run usability tests if she wanted to formalize it. </text:span></text:p>
      <text:p text:style-name="P13">For mass spec, there is clearly merit in establishing ground truth, as measuring the efficacy of algorithms is extremely difficult without an objective source to measure against. <text:s/>I do wish she had tests to check for or minimize human-error in the ground truth data.</text:p>
      <text:p text:style-name="P14"/>
      <text:list xml:id="list10349554023176" text:continue-numbering="true" text:style-name="L1">
        <text:list-item>
          <text:p text:style-name="P10"><text:s text:c="2"/>Broader Impacts</text:p>
        </text:list-item>
      </text:list>
      <text:p text:style-name="P11">The JS-MS suite <text:span text:style-name="T3">will clearly have broader impacts</text:span> as lowering the barrier to entry for physicists or other scientists without a<text:span text:style-name="T3">ny</text:span> background in <text:span text:style-name="T3">computer science. <text:s/>This clearly has the potential accelerate the creation of more ground truth data, as well as the advancement of mass spectrometry in general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4:15:01.544936773</meta:creation-date>
    <dc:date>2019-12-06T01:03:48.373078918</dc:date>
    <meta:editing-duration>P2DT5H41M9S</meta:editing-duration>
    <meta:editing-cycles>17</meta:editing-cycles>
    <meta:generator>LibreOffice/6.0.4.2$MacOSX_X86_64 LibreOffice_project/9b0d9b32d5dcda91d2f1a96dc04c645c450872bf</meta:generator>
    <meta:document-statistic meta:table-count="0" meta:image-count="0" meta:object-count="0" meta:page-count="1" meta:paragraph-count="13" meta:word-count="221" meta:character-count="1368" meta:non-whitespace-character-count="1147"/>
  </office:meta>
</office:document-meta>
</file>